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ListParagraph" style:list-style-name="LFO2" style:family="paragraph"/>
    <style:style style:name="P5" style:parent-style-name="ListParagraph" style:family="paragraph">
      <style:paragraph-properties fo:margin-left="1in">
        <style:tab-stops/>
      </style:paragraph-properties>
    </style:style>
    <style:style style:name="P6" style:parent-style-name="ListParagraph" style:list-style-name="LFO3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ListParagraph" style:list-style-name="LFO3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ListParagraph" style:list-style-name="LFO3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ListParagraph" style:list-style-name="LFO2" style:family="paragraph"/>
    <style:style style:name="P13" style:parent-style-name="ListParagraph" style:family="paragraph">
      <style:paragraph-properties fo:margin-left="1in">
        <style:tab-stops/>
      </style:paragraph-properties>
    </style:style>
    <style:style style:name="P14" style:parent-style-name="ListParagraph" style:list-style-name="LFO4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ListParagraph" style:list-style-name="LFO4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ListParagraph" style:family="paragraph">
      <style:paragraph-properties fo:margin-left="1.25in">
        <style:tab-stops/>
      </style:paragraph-properties>
    </style:style>
    <style:style style:name="P19" style:parent-style-name="ListParagraph" style:list-style-name="LFO2" style:family="paragraph"/>
    <style:style style:name="P20" style:parent-style-name="ListParagraph" style:family="paragraph">
      <style:paragraph-properties fo:margin-left="1in">
        <style:tab-stops/>
      </style:paragraph-properties>
    </style:style>
    <style:style style:name="P21" style:parent-style-name="ListParagraph" style:family="paragraph">
      <style:paragraph-properties fo:margin-left="1in">
        <style:tab-stops/>
      </style:paragraph-properties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ListParagraph" style:list-style-name="LFO5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list-style-name="LFO5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ListParagraph" style:list-style-name="LFO5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ListParagraph" style:list-style-name="LFO5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ListParagraph" style:list-style-name="LFO5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ListParagraph" style:list-style-name="LFO6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ListParagraph" style:list-style-name="LFO6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ListParagraph" style:list-style-name="LFO6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ListParagraph" style:family="paragraph">
      <style:paragraph-properties fo:margin-left="1in">
        <style:tab-stops/>
      </style:paragraph-properties>
    </style:style>
  </office:automatic-styles>
  <office:body>
    <office:text text:use-soft-page-breaks="true">
      <text:p text:style-name="P1">Overview:</text:p>
      <text:p text:style-name="Normal">A fully functional web based Flask application that integrates facial detection, facial recognition, user management and stripe payment processing. It handles user registration , login , product purchases , face verification during checkout and transaction details on dashboard , thereby storing all critical data in a SQLite database.</text:p>
      <text:list text:style-name="LFO1" text:continue-numbering="true">
        <text:list-item>
          <text:p text:style-name="P2"><text:span text:style-name="T3">Key Components</text:span><text:s/>:</text:p>
        </text:list-item>
      </text:list>
      <text:p text:style-name="Normal"/>
      <text:list text:style-name="LFO2" text:continue-numbering="true">
        <text:list-item>
          <text:p text:style-name="P4">Backend:<text:s/></text:p>
        </text:list-item>
      </text:list>
      <text:p text:style-name="P5"/>
      <text:list text:style-name="LFO3" text:continue-numbering="true">
        <text:list-item>
          <text:p text:style-name="P6"><text:span text:style-name="T7">App.py</text:span>: <text:s/>Managing routes , session handling , stripe payment integration, user flow.</text:p>
        </text:list-item>
        <text:list-item>
          <text:p text:style-name="P8"><text:span text:style-name="T9">Database.py</text:span>: Database operates for users, transactions and payment methods.</text:p>
        </text:list-item>
        <text:list-item>
          <text:p text:style-name="P10"><text:span text:style-name="T11">Utils.py</text:span>: Facial recognition (MTCNN and Facenet) for face detection and verification using detected face embedding.</text:p>
        </text:list-item>
      </text:list>
      <text:p text:style-name="Normal"/>
      <text:list text:style-name="LFO2" text:continue-numbering="true">
        <text:list-item>
          <text:p text:style-name="P12">Frontend:</text:p>
        </text:list-item>
      </text:list>
      <text:p text:style-name="P13"/>
      <text:list text:style-name="LFO4" text:continue-numbering="true">
        <text:list-item>
          <text:p text:style-name="P14"><text:span text:style-name="T15">Templates</text:span>: Interfaces for welcome (registration ,login), registration, login, product, checkout, dashboard.</text:p>
        </text:list-item>
        <text:list-item>
          <text:p text:style-name="P16"><text:span text:style-name="T17">Static<text:s/></text:span>: CSS/JavaScript files for styling and interactivity.</text:p>
        </text:list-item>
      </text:list>
      <text:p text:style-name="P18"/>
      <text:list text:style-name="LFO2" text:continue-numbering="true">
        <text:list-item>
          <text:p text:style-name="P19">Database:</text:p>
        </text:list-item>
      </text:list>
      <text:p text:style-name="P20"/>
      <text:p text:style-name="P21">1)<text:span text:style-name="T22">SQLite database</text:span><text:s/>for storing user data , face embeddings, transactions and payment methods.</text:p>
      <text:p text:style-name="Normal">2.<text:s/><text:span text:style-name="T23">Features:</text:span></text:p>
      <text:list text:style-name="LFO5" text:continue-numbering="true">
        <text:list-item>
          <text:p text:style-name="P24"><text:span text:style-name="T25">User Registration</text:span>: Capture user info , face embeddings, passwords.</text:p>
        </text:list-item>
        <text:list-item>
          <text:p text:style-name="P26"><text:span text:style-name="T27">User Login</text:span>: Verifies user email, password and face embeddings</text:p>
        </text:list-item>
        <text:list-item>
          <text:p text:style-name="P28"><text:span text:style-name="T29">Product Page</text:span>: Dummy product product static page, dynamically calculates the total based on dummy products , send the cart total to the backend.</text:p>
        </text:list-item>
        <text:list-item>
          <text:p text:style-name="P30"><text:span text:style-name="T31">Checkout Page:</text:span><text:s/>Verify face of the user , and use stripe for processing payment and secure and successful transactions.</text:p>
        </text:list-item>
        <text:list-item>
          <text:p text:style-name="P32"><text:span text:style-name="T33">Transaction Dashboard:</text:span><text:s/>Successful transactions with the total amount spent will be shown for the logged-in user.</text:p>
        </text:list-item>
      </text:list>
      <text:p text:style-name="Normal">3.<text:span text:style-name="T34">Core Functionalities</text:span>:</text:p>
      <text:list text:style-name="LFO6" text:continue-numbering="true">
        <text:list-item>
          <text:p text:style-name="P35"><text:span text:style-name="T36">Face detection and verification:<text:s/></text:span><text:s/>MTCNN is used for face detection and Facenet is used for face verification.</text:p>
        </text:list-item>
        <text:list-item>
          <text:p text:style-name="P37"><text:span text:style-name="T38">Payment Processing</text:span><text:s/>:<text:s/>Stripe integration for creation of payment intent <text:s/>and success tracking .</text:p>
        </text:list-item>
        <text:list-item>
          <text:p text:style-name="P39"><text:span text:style-name="T40">Database Design:</text:span><text:s/>Stores user data , payment, transactions with retry mechanisms.</text:p>
        </text:list-item>
      </text:list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oulomi Saha</meta:initial-creator>
    <dc:creator>Poulomi Saha</dc:creator>
    <meta:creation-date>2024-11-20T13:35:00Z</meta:creation-date>
    <dc:date>2024-11-20T15:50:00Z</dc:date>
    <meta:template xlink:href="Normal.dotm" xlink:type="simple"/>
    <meta:editing-cycles>2</meta:editing-cycles>
    <meta:editing-duration>PT3240S</meta:editing-duration>
    <meta:document-statistic meta:page-count="1" meta:paragraph-count="3" meta:word-count="263" meta:character-count="1764" meta:row-count="12" meta:non-whitespace-character-count="1504"/>
  </office:meta>
</office:document-meta>
</file>